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mbria1" svg:font-family="Cambria"/>
    <style:font-face style:name="Courier New" svg:font-family="'Courier New'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HG明朝B" svg:font-family="HG明朝B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2">
      <style:paragraph-properties fo:line-height="100%"/>
      <style:text-properties fo:text-transform="uppercase" fo:color="#262626" style:font-name="Cambria" fo:font-size="12pt" fo:font-weight="bold" officeooo:rsid="00342f46" officeooo:paragraph-rsid="00342f46" style:font-name-asian="HG明朝B" style:font-size-asian="12pt" style:font-weight-asian="bold" style:font-name-complex="Droid Sans Arabic" style:font-size-complex="13pt"/>
    </style:style>
    <style:style style:name="P4" style:family="paragraph" style:parent-style-name="List_20_Bullet">
      <style:paragraph-properties fo:margin-left="0in" fo:margin-right="0in" fo:margin-top="0in" fo:margin-bottom="0in" loext:contextual-spacing="true" fo:line-height="100%" fo:text-indent="0in" style:auto-text-indent="false"/>
      <style:text-properties fo:font-size="10pt" style:font-size-asian="10pt" style:font-size-complex="10pt"/>
    </style:style>
    <style:style style:name="P5" style:family="paragraph" style:parent-style-name="Heading_20_1">
      <style:paragraph-properties fo:margin-top="0.0244in" fo:margin-bottom="0in" loext:contextual-spacing="true" fo:line-height="100%"/>
    </style:style>
    <style:style style:name="P6" style:family="paragraph" style:parent-style-name="Heading_20_1">
      <style:paragraph-properties fo:margin-top="0in" fo:margin-bottom="0in" loext:contextual-spacing="true" fo:line-height="100%"/>
    </style:style>
    <style:style style:name="P7" style:family="paragraph" style:parent-style-name="Heading_20_2">
      <style:paragraph-properties fo:margin-top="0in" fo:margin-bottom="0in" loext:contextual-spacing="true" fo:line-height="100%"/>
    </style:style>
    <style:style style:name="P8" style:family="paragraph" style:parent-style-name="Heading_20_2">
      <style:paragraph-properties fo:margin-top="0in" fo:margin-bottom="0in" loext:contextual-spacing="true" fo:line-height="100%"/>
      <style:text-properties officeooo:paragraph-rsid="00336af6"/>
    </style:style>
    <style:style style:name="P9" style:family="paragraph" style:parent-style-name="Title" style:master-page-name="First_20_Page">
      <style:paragraph-properties style:page-number="1"/>
    </style:style>
    <style:style style:name="P10" style:family="paragraph" style:parent-style-name="Heading_20_1">
      <style:paragraph-properties fo:margin-top="0in" fo:margin-bottom="0in" loext:contextual-spacing="true" fo:line-height="100%"/>
      <style:text-properties officeooo:paragraph-rsid="003eab3b"/>
    </style:style>
    <style:style style:name="P11" style:family="paragraph" style:parent-style-name="List_20_Bullet" style:list-style-name="WWNum21">
      <style:paragraph-properties fo:line-height="100%"/>
    </style:style>
    <style:style style:name="P12" style:family="paragraph" style:parent-style-name="List_20_Bullet" style:list-style-name="WWNum21">
      <style:paragraph-properties fo:line-height="100%"/>
      <style:text-properties fo:font-size="10pt" style:font-size-asian="10pt" style:font-size-complex="10pt"/>
    </style:style>
    <style:style style:name="P13" style:family="paragraph" style:parent-style-name="List_20_Bullet" style:list-style-name="WWNum21">
      <style:paragraph-properties fo:line-height="100%"/>
      <style:text-properties fo:font-size="10pt" officeooo:rsid="004738b6" officeooo:paragraph-rsid="004738b6" style:font-size-asian="10pt" style:font-size-complex="10pt"/>
    </style:style>
    <style:style style:name="P14" style:family="paragraph" style:parent-style-name="List_20_Bullet" style:list-style-name="WWNum21">
      <style:paragraph-properties fo:line-height="100%"/>
      <style:text-properties fo:font-size="10pt" officeooo:rsid="004e4783" officeooo:paragraph-rsid="004e4783" style:font-size-asian="10pt" style:font-size-complex="10pt"/>
    </style:style>
    <style:style style:name="P15" style:family="paragraph" style:parent-style-name="List_20_Bullet" style:list-style-name="WWNum21">
      <style:paragraph-properties fo:margin-top="0in" fo:margin-bottom="0in" loext:contextual-spacing="true" fo:line-height="100%"/>
      <style:text-properties fo:font-size="10pt" officeooo:rsid="003eab3b" officeooo:paragraph-rsid="003eab3b" style:font-size-asian="10pt" style:font-size-complex="10pt"/>
    </style:style>
    <style:style style:name="P16" style:family="paragraph" style:parent-style-name="List_20_Bullet" style:list-style-name="WWNum21">
      <style:paragraph-properties fo:margin-top="0in" fo:margin-bottom="0in" loext:contextual-spacing="true" fo:line-height="100%"/>
      <style:text-properties fo:font-size="10pt" officeooo:rsid="0043a9cb" officeooo:paragraph-rsid="0043a9cb" style:font-size-asian="10pt" style:font-size-complex="10pt"/>
    </style:style>
    <style:style style:name="P17" style:family="paragraph" style:parent-style-name="List_20_Bullet" style:list-style-name="WWNum21">
      <style:paragraph-properties fo:margin-top="0in" fo:margin-bottom="0in" loext:contextual-spacing="true" fo:line-height="100%"/>
      <style:text-properties fo:font-size="10pt" style:font-size-asian="10pt" style:font-size-complex="10pt"/>
    </style:style>
    <style:style style:name="P18" style:family="paragraph" style:parent-style-name="List_20_Bullet" style:list-style-name="WWNum21">
      <style:paragraph-properties fo:margin-top="0in" fo:margin-bottom="0in" loext:contextual-spacing="true" fo:line-height="100%"/>
      <style:text-properties fo:font-size="10pt" officeooo:rsid="00501b77" officeooo:paragraph-rsid="00501b77" style:font-size-asian="10pt" style:font-size-complex="10pt"/>
    </style:style>
    <style:style style:name="P19" style:family="paragraph" style:parent-style-name="List_20_Bullet" style:list-style-name="WWNum21">
      <style:paragraph-properties fo:margin-top="0in" fo:margin-bottom="0in" loext:contextual-spacing="true" fo:line-height="100%"/>
    </style:style>
    <style:style style:name="P20" style:family="paragraph" style:parent-style-name="List_20_Bullet" style:list-style-name="WWNum21">
      <style:paragraph-properties fo:margin-top="0in" fo:margin-bottom="0in" loext:contextual-spacing="true" fo:line-height="100%"/>
      <style:text-properties officeooo:paragraph-rsid="00342f46"/>
    </style:style>
    <style:style style:name="P21" style:family="paragraph" style:parent-style-name="List_20_Bullet" style:list-style-name="WWNum21">
      <style:paragraph-properties fo:margin-top="0in" fo:margin-bottom="0in" loext:contextual-spacing="true" fo:line-height="100%"/>
      <style:text-properties officeooo:paragraph-rsid="00336af6"/>
    </style:style>
    <style:style style:name="P22" style:family="paragraph" style:parent-style-name="List_20_Bullet" style:list-style-name="WWNum21">
      <style:paragraph-properties fo:margin-top="0in" fo:margin-bottom="0in" loext:contextual-spacing="true" fo:line-height="100%"/>
      <style:text-properties officeooo:paragraph-rsid="003eab3b"/>
    </style:style>
    <style:style style:name="P23" style:family="paragraph" style:parent-style-name="List_20_Bullet" style:list-style-name="WWNum21">
      <style:paragraph-properties fo:margin-top="0in" fo:margin-bottom="0in" loext:contextual-spacing="true" fo:line-height="100%"/>
      <style:text-properties officeooo:rsid="0061df49" officeooo:paragraph-rsid="0061df49"/>
    </style:style>
    <style:style style:name="P24" style:family="paragraph" style:parent-style-name="List_20_Bullet" style:list-style-name="WWNum21">
      <style:paragraph-properties fo:margin-left="0in" fo:margin-right="0in" fo:margin-top="0in" fo:margin-bottom="0in" loext:contextual-spacing="true" fo:line-height="100%" fo:text-indent="0in" style:auto-text-indent="false"/>
      <style:text-properties fo:font-size="10pt" style:font-size-asian="10pt" style:font-size-complex="10pt"/>
    </style:style>
    <style:style style:name="P25" style:family="paragraph" style:parent-style-name="List_20_Bullet" style:list-style-name="WWNum21">
      <style:paragraph-properties fo:margin-left="0in" fo:margin-right="0in" fo:margin-top="0in" fo:margin-bottom="0in" loext:contextual-spacing="true" fo:line-height="100%" fo:text-indent="0in" style:auto-text-indent="false"/>
      <style:text-properties fo:font-size="10pt" officeooo:rsid="002c27f0" officeooo:paragraph-rsid="002c27f0" style:font-size-asian="10pt" style:font-size-complex="10pt"/>
    </style:style>
    <style:style style:name="P26" style:family="paragraph" style:parent-style-name="Standard" style:list-style-name="">
      <style:paragraph-properties fo:margin-top="0.0417in" fo:margin-bottom="0.028in" loext:contextual-spacing="true" fo:line-height="100%" fo:keep-together="always" fo:keep-with-next="always"/>
      <style:text-properties fo:text-transform="uppercase" fo:color="#262626" style:font-name="Cambria" fo:font-size="12pt" fo:font-weight="bold" style:font-name-asian="HG明朝B" style:font-size-asian="12pt" style:font-weight-asian="bold" style:font-size-complex="13pt"/>
    </style:style>
    <style:style style:name="P27" style:family="paragraph" style:parent-style-name="Standard">
      <style:text-properties officeooo:rsid="0076ffc7" officeooo:paragraph-rsid="0076ffc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0c2a" style:font-size-asian="10pt" style:font-size-complex="10pt"/>
    </style:style>
    <style:style style:name="T3" style:family="text">
      <style:text-properties fo:font-size="10pt" officeooo:rsid="003eb4b8" style:font-size-asian="10pt" style:font-size-complex="10pt"/>
    </style:style>
    <style:style style:name="T4" style:family="text">
      <style:text-properties officeooo:rsid="001e0c2a"/>
    </style:style>
    <style:style style:name="T5" style:family="text">
      <style:text-properties officeooo:rsid="001f6e78"/>
    </style:style>
    <style:style style:name="T6" style:family="text">
      <style:text-properties officeooo:rsid="002dba8f"/>
    </style:style>
    <style:style style:name="T7" style:family="text">
      <style:text-properties fo:text-transform="uppercase" fo:color="#262626" style:font-name="Cambria" fo:font-size="12pt" fo:font-weight="bold" officeooo:rsid="003c30f5" style:font-name-asian="HG明朝B" style:font-size-asian="12pt" style:font-weight-asian="bold" style:font-name-complex="Droid Sans Arabic" style:font-size-complex="13pt"/>
    </style:style>
    <style:style style:name="T8" style:family="text">
      <style:text-properties fo:text-transform="uppercase" fo:color="#262626" style:font-name="Cambria" fo:font-size="12pt" fo:font-weight="bold" officeooo:rsid="004738b6" style:font-name-asian="HG明朝B" style:font-size-asian="12pt" style:font-weight-asian="bold" style:font-name-complex="Droid Sans Arabic" style:font-size-complex="13pt"/>
    </style:style>
    <style:style style:name="T9" style:family="text">
      <style:text-properties fo:text-transform="uppercase" fo:color="#262626" style:font-name="Cambria" fo:font-size="12pt" fo:font-weight="bold" officeooo:rsid="00672f51" style:font-name-asian="HG明朝B" style:font-size-asian="12pt" style:font-weight-asian="bold" style:font-name-complex="Droid Sans Arabic" style:font-size-complex="13pt"/>
    </style:style>
    <style:style style:name="T10" style:family="text">
      <style:text-properties fo:text-transform="uppercase" fo:color="#262626" style:font-name="Cambria" fo:font-size="12pt" fo:font-weight="bold" officeooo:rsid="0068ac57" style:font-name-asian="HG明朝B" style:font-size-asian="12pt" style:font-weight-asian="bold" style:font-name-complex="Droid Sans Arabic" style:font-size-complex="13pt"/>
    </style:style>
    <style:style style:name="T11" style:family="text">
      <style:text-properties officeooo:rsid="00468155"/>
    </style:style>
    <style:style style:name="T12" style:family="text">
      <style:text-properties officeooo:rsid="004e4783"/>
    </style:style>
    <style:style style:name="T13" style:family="text">
      <style:text-properties officeooo:rsid="004f5ea0"/>
    </style:style>
    <style:style style:name="T14" style:family="text">
      <style:text-properties officeooo:rsid="0051bd28"/>
    </style:style>
    <style:style style:name="T15" style:family="text">
      <style:text-properties officeooo:rsid="005274ec"/>
    </style:style>
    <style:style style:name="T16" style:family="text">
      <style:text-properties officeooo:rsid="00342f46"/>
    </style:style>
    <style:style style:name="T17" style:family="text">
      <style:text-properties officeooo:rsid="00544b32"/>
    </style:style>
    <style:style style:name="T18" style:family="text">
      <style:text-properties officeooo:rsid="00594a01"/>
    </style:style>
    <style:style style:name="T19" style:family="text">
      <style:text-properties officeooo:rsid="0059f87c"/>
    </style:style>
    <style:style style:name="T20" style:family="text">
      <style:text-properties officeooo:rsid="005d18f7"/>
    </style:style>
    <style:style style:name="T21" style:family="text">
      <style:text-properties officeooo:rsid="0061df49"/>
    </style:style>
    <style:style style:name="T22" style:family="text">
      <style:text-properties officeooo:rsid="0064ac7b"/>
    </style:style>
    <style:style style:name="T23" style:family="text">
      <style:text-properties officeooo:rsid="0069f089"/>
    </style:style>
    <style:style style:name="T24" style:family="text">
      <style:text-properties officeooo:rsid="006be11b"/>
    </style:style>
    <style:style style:name="T25" style:family="text">
      <style:text-properties officeooo:rsid="007a20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kassh Shah</text:p>
      <text:p text:style-name="P1"><text:a xlink:type="simple" xlink:href="http://akassh.me/" text:style-name="Standard" text:visited-style-name="Standard">http</text:a><text:a xlink:type="simple" xlink:href="http://akassh.me/" text:style-name="Standard" text:visited-style-name="Standard"><text:span text:style-name="T4">s</text:span></text:a><text:a xlink:type="simple" xlink:href="http://akassh.me/" text:style-name="Standard" text:visited-style-name="Standard">://akassh.me</text:a><text:span text:style-name="T1"> | </text:span><text:span text:style-name="T2">as2757@njit.edu</text:span></text:p>
      <text:h text:style-name="P5" text:outline-level="1">Experience</text:h>
      <text:h text:style-name="P26" text:outline-level="2">Research assistant | NJIT - Amy hoover | <text:span text:style-name="T24">October</text:span> 2019 - current</text:h>
      <text:list xml:id="list1984296914" text:style-name="WWNum21">
        <text:list-item>
          <text:p text:style-name="P15">Custom evolutionary AI algorithm</text:p>
        </text:list-item>
      </text:list>
      <text:h text:style-name="P7" text:outline-level="2">manager | EHS NJIt <text:span text:style-name="T5">| </text:span>October 2018 - current</text:h>
      <text:list xml:id="list164310066445572" text:continue-numbering="true" text:style-name="WWNum21">
        <text:list-item>
          <text:p text:style-name="P11"><text:span text:style-name="T3">Manage</text:span><text:span text:style-name="T1"> local database and with end users</text:span></text:p>
        </text:list-item>
        <text:list-item>
          <text:p text:style-name="P12">Inspect work-spaces for potential violations (security and otherwise)</text:p>
        </text:list-item>
        <text:list-item>
          <text:p text:style-name="P16">Optimization of data workflow</text:p>
        </text:list-item>
      </text:list>
      <text:h text:style-name="P2" text:outline-level="2"><text:span text:style-name="T8">Developer</text:span> | Advocate kanchan | May 2018 - <text:span text:style-name="T24">July</text:span> 2018</text:h>
      <text:list xml:id="list164309444695752" text:continue-numbering="true" text:style-name="WWNum21">
        <text:list-item>
          <text:p text:style-name="P13">Implemented a full-stack application using the LAMP stack</text:p>
        </text:list-item>
        <text:list-item>
          <text:p text:style-name="P17">Created a centralized database for employees <text:span text:style-name="T11">and internal tools to access and modify the database</text:span></text:p>
        </text:list-item>
      </text:list>
      <text:h text:style-name="P2" text:outline-level="2"><text:span text:style-name="T24">Math</text:span> tutor | njit | April 2018 - may 2018</text:h>
      <text:list xml:id="list164309271318075" text:continue-numbering="true" text:style-name="WWNum21">
        <text:list-item>
          <text:p text:style-name="P17">Tutored NJIT students in Calculus, Statistics and Probability</text:p>
        </text:list-item>
      </text:list>
      <text:h text:style-name="P2" text:outline-level="2">Tutor | chegg | <text:span text:style-name="T24">September</text:span> 2016 - Current</text:h>
      <text:list xml:id="list164309363893414" text:continue-numbering="true" text:style-name="WWNum21">
        <text:list-item>
          <text:p text:style-name="P12">Tutor college students in math, computer science and software engineerin<text:span text:style-name="T12">g</text:span></text:p>
        </text:list-item>
        <text:list-item>
          <text:p text:style-name="P14">Inspire and assist new programmers into <text:span text:style-name="T13">the programming field</text:span></text:p>
        </text:list-item>
        <text:list-item>
          <text:p text:style-name="P18">Lead students to complete <text:span text:style-name="T18">complex </text:span><text:span text:style-name="T14">algorithmic tasks</text:span></text:p>
        </text:list-item>
      </text:list>
      <text:h text:style-name="P6" text:outline-level="1">Projects</text:h>
      <text:h text:style-name="P3" text:outline-level="2">Patient and doctor portal</text:h>
      <text:list xml:id="list164308104135558" text:continue-numbering="true" text:style-name="WWNum21">
        <text:list-item>
          <text:p text:style-name="P20"><text:span text:style-name="T16">Made a full-stack app for doctors and patients to interact, set appointment</text:span><text:span text:style-name="T15">s, </text:span><text:span text:style-name="T19">billing, diagnosis</text:span><text:span text:style-name="T17"> and more</text:span></text:p>
        </text:list-item>
      </text:list>
      <text:h text:style-name="P8" text:outline-level="2">Basket analysis</text:h>
      <text:list xml:id="list164309991157511" text:continue-numbering="true" text:style-name="WWNum21">
        <text:list-item>
          <text:p text:style-name="P21">Used the <text:span text:style-name="T23">a</text:span>priori <text:span text:style-name="T23">m</text:span>achine <text:span text:style-name="T23">l</text:span>earning and pruning <text:span text:style-name="T20">a</text:span>lgorithm<text:span text:style-name="T23">s</text:span> to determine trends in shopping, given databases of transactions</text:p>
        </text:list-item>
      </text:list>
      <text:h text:style-name="P2" text:outline-level="2">Project Biome</text:h>
      <text:list xml:id="list164309921518551" text:continue-numbering="true" text:style-name="WWNum21">
        <text:list-item>
          <text:p text:style-name="P19">Development of 2D isometric game in the Unity Engine for a client</text:p>
        </text:list-item>
      </text:list>
      <text:h text:style-name="P7" text:outline-level="2">autoencoder for image classification</text:h>
      <text:list xml:id="list164308759880782" text:continue-numbering="true" text:style-name="WWNum21">
        <text:list-item>
          <text:p text:style-name="P19">Used the NEAT Machine Learning algorithm for a neural network that encoded images with novel values</text:p>
        </text:list-item>
      </text:list>
      <text:h text:style-name="P7" text:outline-level="2">Exam testing <text:span text:style-name="T21">and online grading</text:span></text:h>
      <text:list xml:id="list164308497298424" text:continue-numbering="true" text:style-name="WWNum21">
        <text:list-item>
          <text:p text:style-name="P23">A portal that allows programming exams to be created and solved with online compilers</text:p>
        </text:list-item>
      </text:list>
      <text:h text:style-name="P2" text:outline-level="2">lexical <text:span text:style-name="T10">analyzer</text:span></text:h>
      <text:list xml:id="list164308112276060" text:continue-numbering="true" text:style-name="WWNum21">
        <text:list-item>
          <text:p text:style-name="P19">Created a language analyzer and compiler based on C++</text:p>
        </text:list-item>
      </text:list>
      <text:h text:style-name="P6" text:outline-level="1">Education</text:h>
      <text:h text:style-name="P2" text:outline-level="2">Master’s in science | <text:span text:style-name="T7">May</text:span> 2021 | New Jersey institute of technology</text:h>
      <text:list xml:id="list164309217706533" text:continue-numbering="true" text:style-name="WWNum21">
        <text:list-item>
          <text:p text:style-name="P17">Major: Computer Science</text:p>
        </text:list-item>
      </text:list>
      <text:h text:style-name="P2" text:outline-level="2">bachelor’s in science | <text:span text:style-name="T9">December</text:span> 2019 | New Jersey institute of technology</text:h>
      <text:list xml:id="list164308853321971" text:continue-numbering="true" text:style-name="WWNum21">
        <text:list-item>
          <text:p text:style-name="P12">Major: Computer Science- Major GPA: 3.5</text:p>
        </text:list-item>
        <text:list-item>
          <text:p text:style-name="P22">Minor: Mathematics</text:p>
        </text:list-item>
      </text:list>
      <text:h text:style-name="P10" text:outline-level="1">Skills &amp; Abilities</text:h>
      <text:p text:style-name="P27">Python, C++, Java, HTML, Javascript, NodeJS, Express, PHP, SQL, Scrum, Agile, R, <text:span text:style-name="T25">Linux, Ba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mbria1" svg:font-family="Cambria"/>
    <style:font-face style:name="Courier New" svg:font-family="'Courier New'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HG明朝B" svg:font-family="HG明朝B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style:font-name="Cambria" fo:font-size="11pt" fo:language="en" fo:country="US" style:letter-kerning="false" style:font-name-asian="HG明朝B" style:font-size-asian="11pt" style:language-asian="ja" style:country-asian="JP" style:font-name-complex="Droid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04040" style:font-name="Cambria" fo:font-size="11pt" fo:language="en" fo:country="US" style:letter-kerning="false" style:font-name-asian="HG明朝B" style:font-size-asian="11pt" style:language-asian="ja" style:country-asian="JP" style:font-name-complex="Droid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665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22in" fo:margin-bottom="0.0693in" loext:contextual-spacing="true" fo:keep-together="always" fo:keep-with-next="always"/>
      <style:text-properties fo:color="#2a7b88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Droid Sans Arabic" style:font-family-complex="'Droid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417in" fo:margin-bottom="0.028in" loext:contextual-spacing="true" fo:keep-together="always" fo:keep-with-next="always"/>
      <style:text-properties fo:text-transform="uppercase" fo:color="#262626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Droid Sans Arabic" style:font-family-complex="'Droid Sans Arabic'" style:font-family-generic-complex="system" style:font-pitch-complex="variable" style:font-size-complex="13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Droid Sans Arabic" style:font-family-complex="'Droid Sans Arabic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Droid Sans Arabic" style:font-family-complex="'Droid Sans Arabic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0835in" loext:contextual-spacing="true" fo:padding-left="0in" fo:padding-right="0in" fo:padding-top="0in" fo:padding-bottom="0.0555in" fo:border-left="none" fo:border-right="none" fo:border-top="none" fo:border-bottom="1.5pt solid #39a5b7"/>
      <style:text-properties fo:color="#2a7b88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Droid Sans Arabic" style:font-family-complex="'Droid Sans Arabic'" style:font-family-generic-complex="system" style:font-pitch-complex="variable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text-align="end" style:justify-single-word="false"/>
      <style:text-properties fo:color="#2a7b88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222in" fo:margin-bottom="0.0693in" loext:contextual-spacing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a7b88" fo:border-bottom="0.51pt solid #2a7b88"/>
      <style:text-properties fo:color="#2a7b88" fo:font-style="italic" style:font-style-asian="italic" style:font-style-complex="italic"/>
    </style:style>
    <style:style style:name="List_20_Number" style:display-name="List Number" style:family="paragraph" style:parent-style-name="Standard" style:default-outline-level="">
      <style:paragraph-properties fo:margin-top="0in" fo:margin-bottom="0.1665in" loext:contextual-spacing="true" fo:line-height="12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39a5b7"/>
      <style:text-properties fo:color="#2a7b88" fo:font-style="italic" style:font-style-asian="italic" style:font-style-complex="italic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d4d4d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/>
      <style:text-properties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Droid Sans Arabic" style:font-family-complex="'Droid Sans Arabic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/>
      <style:text-properties style:font-name="Consolas" fo:font-family="Consolas" style:font-family-generic="roman" style:font-pitch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2a7b88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Droid Sans Arabic" style:font-family-complex="'Droid Sans Arabic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393939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2a7b88"/>
    </style:style>
    <style:style style:name="Heading_20_1_20_Char" style:display-name="Heading 1 Char" style:family="text" style:parent-style-name="Default_20_Paragraph_20_Font">
      <style:text-properties fo:color="#2a7b88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Droid Sans Arabic" style:font-family-complex="'Droid Sans Arabic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262626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Droid Sans Arabic" style:font-family-complex="'Droid Sans Arabic'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2a7b88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a7b88" fo:letter-spacing="0.0035in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2a7b88" fo:font-style="italic" style:font-style-asian="italic" style:font-style-complex="italic"/>
    </style:style>
    <style:style style:name="FollowedHyperlink" style:family="text" style:parent-style-name="Default_20_Paragraph_20_Font">
      <style:text-properties fo:color="#7b4968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2a7b88" style:text-underline-style="solid" style:text-underline-width="auto" style:text-underline-color="font-color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Droid Sans Arabic" style:font-family-complex="'Droid Sans Arabic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Droid Sans Arabic" style:font-family-complex="'Droid Sans Arabic'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Cambria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.65in" fo:text-indent="-0.15in" fo:margin-left="1.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.95in" fo:text-indent="-0.15in" fo:margin-left="1.9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2.25in" fo:text-indent="-0.1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2.55in" fo:text-indent="-0.15in" fo:margin-left="2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5in" fo:text-indent="-0.2in" fo:margin-left="0.5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in" fo:margin-left="1.2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6in" fo:text-indent="-0.2in" fo:margin-left="1.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95in" fo:text-indent="-0.2in" fo:margin-left="1.9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in" fo:text-indent="-0.2in" fo:margin-left="2.6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3in" fo:text-indent="-0.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752in" fo:margin-bottom="0.5in" fo:margin-left="0.8in" fo:margin-right="0.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752in" fo:margin-bottom="0.6252in" fo:margin-left="0.8in" fo:margin-right="0.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kassh</meta:initial-creator>
    <meta:editing-cycles>116</meta:editing-cycles>
    <meta:print-date>2020-03-04T00:21:00</meta:print-date>
    <meta:creation-date>2019-11-14T05:40:00</meta:creation-date>
    <dc:date>2021-01-26T16:43:07.940000000</dc:date>
    <meta:editing-duration>PT1H59M43S</meta:editing-duration>
    <meta:generator>LibreOffice/6.4.4.2$Windows_X86_64 LibreOffice_project/3d775be2011f3886db32dfd395a6a6d1ca2630ff</meta:generator>
    <meta:document-statistic meta:table-count="0" meta:image-count="0" meta:object-count="0" meta:page-count="1" meta:paragraph-count="39" meta:word-count="311" meta:character-count="1895" meta:non-whitespace-character-count="16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sume (color).dotx" xlink:href=""/>
  </office:meta>
</office:document-meta>
</file>